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5965in"/>
    </style:style>
    <style:style style:name="co20" style:family="table-column">
      <style:table-column-properties fo:break-before="auto" style:column-width="6.8602in"/>
    </style:style>
    <style:style style:name="co13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0.5102in"/>
    </style:style>
    <style:style style:name="co6" style:family="table-column">
      <style:table-column-properties fo:break-before="auto" style:column-width="0.8299in"/>
    </style:style>
    <style:style style:name="co7" style:family="table-column">
      <style:table-column-properties fo:break-before="auto" style:column-width="1.8598in"/>
    </style:style>
    <style:style style:name="co8" style:family="table-column">
      <style:table-column-properties fo:break-before="auto" style:column-width="0.9425in"/>
    </style:style>
    <style:style style:name="co9" style:family="table-column">
      <style:table-column-properties fo:break-before="auto" style:column-width="0.7866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0.5445in"/>
    </style:style>
    <style:style style:name="co12" style:family="table-column">
      <style:table-column-properties fo:break-before="auto" style:column-width="1.3516in"/>
    </style:style>
    <style:style style:name="co14" style:family="table-column">
      <style:table-column-properties fo:break-before="auto" style:column-width="0.4929in"/>
    </style:style>
    <style:style style:name="co15" style:family="table-column">
      <style:table-column-properties fo:break-before="auto" style:column-width="0.821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1.0764in"/>
    </style:style>
    <style:style style:name="co18" style:family="table-column">
      <style:table-column-properties fo:break-before="auto" style:column-width="1.411in"/>
    </style:style>
    <style:style style:name="co22" style:family="table-column">
      <style:table-column-properties fo:break-before="auto" style:column-width="1.9016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7472in"/>
    </style:style>
    <style:style style:name="co25" style:family="table-column">
      <style:table-column-properties fo:break-before="auto" style:column-width="0.931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Data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13" table:number-columns-repeated="1004" table:default-cell-style-name="Default"/>
        <table:table-row table:style-name="ro1">
          <table:table-cell table:style-name="ce3" table:number-columns-repeated="8"/>
          <table:table-cell table:style-name="ce3" office:value-type="string" calcext:value-type="string">
            <text:p>All</text:p>
          </table:table-cell>
          <table:table-cell table:style-name="ce3" office:value-type="string" calcext:value-type="string">
            <text:p>Total Open</text:p>
          </table:table-cell>
          <table:table-cell table:number-columns-repeated="3"/>
          <table:table-cell table:style-name="ce3" table:number-columns-repeated="1008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office:value-type="string" calcext:value-type="string">
            <text:p>New Defects</text:p>
          </table:table-cell>
          <table:table-cell table:style-name="ce3" office:value-type="string" calcext:value-type="string">
            <text:p>Closed Defects</text:p>
          </table:table-cell>
          <table:table-cell table:style-name="ce3"/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Ship Issue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omal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All Open</text:p>
          </table:table-cell>
          <table:table-cell table:style-name="ce3" table:number-columns-repeated="1002"/>
        </table:table-row>
        <table:table-row table:style-name="ro1">
          <table:table-cell/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12/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313" calcext:value-type="float">
            <text:p>3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>
            <text:p>01/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319" calcext:value-type="float">
            <text:p>31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18</text:p>
          </table:table-cell>
          <table:table-cell table:number-columns-repeated="16"/>
          <table:table-cell office:value-type="float" office:value="30" calcext:value-type="float">
            <text:p>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01/25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 table:number-columns-repeated="1002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3" office:value-type="string" calcext:value-type="string">
            <text:p>Week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Open (Blocked/Ship Issue)</text:p>
          </table:table-cell>
          <table:table-cell table:style-name="ce3" office:value-type="string" calcext:value-type="string">
            <text:p>Open (Other)</text:p>
          </table:table-cell>
          <table:table-cell table:style-name="ce3" office:value-type="string" calcext:value-type="string">
            <text:p>Need Info</text:p>
          </table:table-cell>
          <table:table-cell table:style-name="ce3" office:value-type="string" calcext:value-type="string">
            <text:p>Assigned / ReOpened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Rejected / Closed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style-name="ce3" table:number-columns-repeated="3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9/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0/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-4" calcext:value-type="float">
            <text:p>-4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0/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1/0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234" calcext:value-type="float">
            <text:p>234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1/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59" calcext:value-type="float">
            <text:p>159</text:p>
          </table:table-cell>
          <table:table-cell office:value-type="float" office:value="243" calcext:value-type="float">
            <text:p>243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1/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255" calcext:value-type="float">
            <text:p>255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1/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268" calcext:value-type="float">
            <text:p>2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1/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12/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279" calcext:value-type="float">
            <text:p>279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12/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12/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308" calcext:value-type="float">
            <text:p>308</text:p>
            <draw:frame table:end-cell-address="'Raw-Data'.Q50" table:end-x="1.0295in" table:end-y="0.1386in" draw:z-index="0" draw:style-name="gr1" draw:text-style-name="P1" svg:width="8.3138in" svg:height="3.6681in" svg:x="0.1283in" svg:y="0.1677in">
              <draw:object draw:notify-on-update-of-ranges="'Raw-Data'.B5:'Raw-Data'.B11 'Raw-Data'.C2:'Raw-Data'.C2 'Raw-Data'.C5:'Raw-Data'.C11 'Raw-Data'.D2:'Raw-Data'.D2 'Raw-Data'.D5:'Raw-Data'.D11 'Raw-Data'.F2:'Raw-Data'.F2 'Raw-Data'.F5:'Raw-Data'.F11 'Raw-Data'.G2:'Raw-Data'.G2 'Raw-Data'.G5:'Raw-Data'.G11 'Raw-Data'.H2:'Raw-Data'.H2 'Raw-Data'.H5:'Raw-Data'.H11 'Raw-Data'.I2:'Raw-Data'.I2 'Raw-Data'.I5:'Raw-Data'.I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>
            <draw:frame table:end-cell-address="'Raw-Data'.H59" table:end-x="0.1031in" table:end-y="0.1622in" draw:z-index="2" draw:style-name="gr1" draw:text-style-name="P1" svg:width="6.9717in" svg:height="5.0362in" svg:x="0.1453in" svg:y="0.1681in">
              <draw:object draw:notify-on-update-of-ranges="'Raw-Data'.B3:'Raw-Data'.B13 'Raw-Data'.R2:'Raw-Data'.R2 'Raw-Data'.R3:'Raw-Data'.R11 'Raw-Data'.Q2:'Raw-Data'.Q2 'Raw-Data'.Q3:'Raw-Data'.Q11 'Raw-Data'.P2:'Raw-Data'.P2 'Raw-Data'.P3:'Raw-Data'.P11 'Raw-Data'.O2:'Raw-Data'.O2 'Raw-Data'.O3:'Raw-Data'.O11 'Raw-Data'.N2:'Raw-Data'.N2 'Raw-Data'.N3:'Raw-Data'.N11 'Raw-Data'.S2:'Raw-Data'.S2 'Raw-Data'.S3:'Raw-Data'.S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25">
          <table:table-cell table:number-columns-repeated="1021"/>
        </table:table-row>
        <table:table-row table:style-name="ro1">
          <table:table-cell table:number-columns-repeated="7"/>
          <table:table-cell>
            <draw:frame table:end-cell-address="'Raw-Data'.Q75" table:end-x="0.2693in" table:end-y="0.0811in" draw:z-index="1" draw:style-name="gr1" draw:text-style-name="P1" svg:width="8.4866in" svg:height="3.372in" svg:x="0.5465in" svg:y="0.1681in">
              <draw:object draw:notify-on-update-of-ranges="'Raw-Data'.A5:'Raw-Data'.B11 'Raw-Data'.K2:'Raw-Data'.K2 'Raw-Data'.K5:'Raw-Data'.K11 'Raw-Data'.L2:'Raw-Data'.L2 'Raw-Data'.L5:'Raw-Data'.L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24" table:default-cell-style-name="Default"/>
        <table:table-column table:style-name="co25" table:number-columns-repeated="1023" table:default-cell-style-name="Default"/>
        <table:table-row table:style-name="ro1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Current</text:p>
          </table:table-cell>
          <table:table-cell table:style-name="ce6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ch</text:p>
          </table:table-cell>
          <table:table-cell table:style-name="ce3" office:value-type="string" calcext:value-type="string">
            <text:p>April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Resolution</text:p>
          </table:table-cell>
          <table:table-cell table:style-name="ce3" table:number-columns-repeated="1023"/>
        </table:table-row>
        <table:table-row table:style-name="ro1">
          <table:table-cell office:value-type="string" calcext:value-type="string">
            <text:p>Fix by IBM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t a Bug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 not fixed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ocumente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uplicat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producab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already availab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Community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ernate solution available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 by Distro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12])" office:value-type="float" office:value="305" calcext:value-type="float">
            <text:p>305</text:p>
          </table:table-cell>
          <table:table-cell table:formula="of:=SUM([.C3:.C12])" office:value-type="float" office:value="228" calcext:value-type="float">
            <text:p>228</text:p>
          </table:table-cell>
          <table:table-cell table:formula="of:=SUM([.D3:.D12])" office:value-type="float" office:value="231" calcext:value-type="float">
            <text:p>231</text:p>
          </table:table-cell>
          <table:table-cell table:formula="of:=SUM([.E3:.E12])" office:value-type="float" office:value="258" calcext:value-type="float">
            <text:p>258</text:p>
          </table:table-cell>
          <table:table-cell table:formula="of:=SUM([.F3:.F12])" office:value-type="float" office:value="305" calcext:value-type="float">
            <text:p>30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>
            <draw:frame table:end-cell-address="Sheet2.I46" table:end-x="0.8697in" table:end-y="0.1618in" draw:z-index="0" draw:style-name="gr1" draw:text-style-name="P1" svg:width="7.3071in" svg:height="5.1744in" svg:x="0.087in" svg:y="0.1335in">
              <draw:object draw:notify-on-update-of-ranges="Sheet2.A3:Sheet2.A12 Sheet2.B3:Sheet2.B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</table:table>
      <table:table table:name="Sheet3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3" table:number-columns-repeated="11" table:default-cell-style-name="Default"/>
        <table:table-row table:style-name="ro1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Ship-Issue Defects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porter</text:p>
          </table:table-cell>
          <table:table-cell table:style-name="ce1" table:number-columns-repeated="11"/>
        </table:table-row>
        <table:table-row table:style-name="ro1">
          <table:table-cell office:value-type="float" office:value="118395" calcext:value-type="float">
            <text:p>118395</text:p>
          </table:table-cell>
          <table:table-cell office:value-type="string" calcext:value-type="string">
            <text:p>Default Network Performance is less than half of line spee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8397" calcext:value-type="float">
            <text:p>118397</text:p>
          </table:table-cell>
          <table:table-cell office:value-type="string" calcext:value-type="string">
            <text:p>uperf throughput on Kronos beta3.6 degrades as nprocs increased from 50 to 250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19898" calcext:value-type="float">
            <text:p>119898</text:p>
          </table:table-cell>
          <table:table-cell office:value-type="string" calcext:value-type="string">
            <text:p>network throughput between two lpars is about half expected level when both lpars are using the same OSA Ethernet dev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ksully@us.ibm.com</text:p>
          </table:table-cell>
          <table:table-cell table:number-columns-repeated="11"/>
        </table:table-row>
        <table:table-row table:style-name="ro1">
          <table:table-cell office:value-type="float" office:value="120739" calcext:value-type="float">
            <text:p>120739</text:p>
          </table:table-cell>
          <table:table-cell office:value-type="string" calcext:value-type="string">
            <text:p>Openstack Kilo requires dnsmasq paket to be at least on version 2.67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NIKLAUS@de.ibm.com</text:p>
          </table:table-cell>
          <table:table-cell table:number-columns-repeated="11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4"/>
          <table:table-cell table:number-columns-repeated="14"/>
        </table:table-row>
      </table:table>
      <table:named-expressions/>
      <table:database-ranges>
        <table:database-range table:name="__Anonymous_Sheet_DB__1" table:target-range-address="Sheet2.A3:Sheet2.AM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000-00-00T00:00:04.083257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1:47:21.72</meta:creation-date>
    <dc:date>2016-01-11T11:30:30.521269762</dc:date>
    <meta:editing-duration>P7DT10H37M10S</meta:editing-duration>
    <meta:editing-cycles>239</meta:editing-cycles>
    <meta:generator>LibreOffice/4.1.3.2$Linux_X86_64 LibreOffice_project/410$Build-2</meta:generator>
    <dc:creator>twu </dc:creator>
    <meta:document-statistic meta:table-count="3" meta:cell-count="44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8cm" svg:height="9.318cm" xlink:href=".." xlink:type="simple" chart:class="chart:bar" chart:style-name="ch1">
        <chart:title svg:x="9.444cm" svg:y="0.322cm" chart:style-name="ch2">
          <text:p>All Defects</text:p>
        </chart:title>
        <chart:legend chart:legend-position="end" svg:x="17.05cm" svg:y="3.352cm" style:legend-expansion="high" chart:style-name="ch3"/>
        <chart:plot-area chart:style-name="ch4" table:cell-range-address="'Raw-Data'.B5:'Raw-Data'.D11 'Raw-Data'.C2:'Raw-Data'.D2 'Raw-Data'.F2:'Raw-Data'.I2 'Raw-Data'.F5:'Raw-Data'.I11" chart:data-source-has-labels="both" svg:x="0.872cm" svg:y="1.659cm" svg:width="15.334cm" svg:height="7.053cm">
          <chartooo:coordinate-region svg:x="1.679cm" svg:y="1.858cm" svg:width="14.527cm" svg:height="6.207cm"/>
          <chart:axis chart:dimension="x" chart:name="primary-x" chart:style-name="ch5" chartooo:axis-type="auto">
            <chartooo:date-scale/>
            <chart:categories table:cell-range-address="'Raw-Data'.B5:'Raw-Data'.B11"/>
          </chart:axis>
          <chart:axis chart:dimension="y" chart:name="primary-y" chart:style-name="ch6"/>
          <chart:series chart:style-name="ch7" chart:values-cell-range-address="'Raw-Data'.C5:'Raw-Data'.C11" chart:label-cell-address="'Raw-Data'.C2:'Raw-Data'.C2" chart:class="chart:bar">
            <chart:data-point chart:repeated="7"/>
          </chart:series>
          <chart:series chart:style-name="ch8" chart:values-cell-range-address="'Raw-Data'.D5:'Raw-Data'.D11" chart:label-cell-address="'Raw-Data'.D2:'Raw-Data'.D2" chart:class="chart:bar">
            <chart:data-point chart:repeated="7"/>
          </chart:series>
          <chart:series chart:style-name="ch9" chart:values-cell-range-address="'Raw-Data'.F5:'Raw-Data'.F11" chart:label-cell-address="'Raw-Data'.F2:'Raw-Data'.F2" chart:class="chart:bar">
            <chart:data-point chart:repeated="7"/>
          </chart:series>
          <chart:series chart:style-name="ch10" chart:values-cell-range-address="'Raw-Data'.G5:'Raw-Data'.G11" chart:label-cell-address="'Raw-Data'.G2:'Raw-Data'.G2" chart:class="chart:bar">
            <chart:data-point chart:repeated="7"/>
          </chart:series>
          <chart:series chart:style-name="ch11" chart:values-cell-range-address="'Raw-Data'.H5:'Raw-Data'.H11" chart:label-cell-address="'Raw-Data'.H2:'Raw-Data'.H2" chart:class="chart:bar">
            <chart:data-point chart:repeated="7"/>
          </chart:series>
          <chart:series chart:style-name="ch12" chart:values-cell-range-address="'Raw-Data'.I5:'Raw-Data'.I11" chart:label-cell-address="'Raw-Data'.I2:'Raw-Data'.I2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  <draw:g>
                  <svg:desc>'Raw-Data'.C2:'Raw-Data'.C2</svg:desc>
                </draw:g>
              </table:table-cell>
              <table:table-cell office:value-type="string">
                <text:p>Open (Other)</text:p>
                <draw:g>
                  <svg:desc>'Raw-Data'.D2:'Raw-Data'.D2</svg:desc>
                </draw:g>
              </table:table-cell>
              <table:table-cell office:value-type="string">
                <text:p>Assigned / ReOpened</text:p>
                <draw:g>
                  <svg:desc>'Raw-Data'.F2:'Raw-Data'.F2</svg:desc>
                </draw:g>
              </table:table-cell>
              <table:table-cell office:value-type="string">
                <text:p>FAT</text:p>
                <draw:g>
                  <svg:desc>'Raw-Data'.G2:'Raw-Data'.G2</svg:desc>
                </draw:g>
              </table:table-cell>
              <table:table-cell office:value-type="string">
                <text:p>Rejected / Closed</text:p>
                <draw:g>
                  <svg:desc>'Raw-Data'.H2:'Raw-Data'.H2</svg:desc>
                </draw:g>
              </table:table-cell>
              <table:table-cell office:value-type="string">
                <text:p> </text:p>
                <draw:g>
                  <svg:desc>'Raw-Data'.I2:'Raw-Data'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30</text:p>
                <draw:g>
                  <svg:desc>'Raw-Data'.B5:'Raw-Data'.B11</svg:desc>
                </draw:g>
              </table:table-cell>
              <table:table-cell office:value-type="float" office:value="0">
                <text:p>0</text:p>
                <draw:g>
                  <svg:desc>'Raw-Data'.C5:'Raw-Data'.C11</svg:desc>
                </draw:g>
              </table:table-cell>
              <table:table-cell office:value-type="float" office:value="3">
                <text:p>3</text:p>
                <draw:g>
                  <svg:desc>'Raw-Data'.D5:'Raw-Data'.D11</svg:desc>
                </draw:g>
              </table:table-cell>
              <table:table-cell office:value-type="float" office:value="44">
                <text:p>44</text:p>
                <draw:g>
                  <svg:desc>'Raw-Data'.F5:'Raw-Data'.F11</svg:desc>
                </draw:g>
              </table:table-cell>
              <table:table-cell office:value-type="float" office:value="14">
                <text:p>14</text:p>
                <draw:g>
                  <svg:desc>'Raw-Data'.G5:'Raw-Data'.G11</svg:desc>
                </draw:g>
              </table:table-cell>
              <table:table-cell office:value-type="float" office:value="203">
                <text:p>203</text:p>
                <draw:g>
                  <svg:desc>'Raw-Data'.H5:'Raw-Data'.H11</svg:desc>
                </draw:g>
              </table:table-cell>
              <table:table-cell office:value-type="float" office:value="273">
                <text:p>273</text:p>
                <draw:g>
                  <svg:desc>'Raw-Data'.I5:'Raw-Data'.I11</svg:desc>
                </draw:g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248">
                <text:p>2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255">
                <text:p>25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19">
                <text:p>3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6" number:language="de" number:country="DE">
      <number:text>(</number:text>
      <number:number number:decimal-places="0" number:min-integer-digits="1"/>
      <number:text>%)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106">
      <style:chart-properties chart:data-label-number="value-and-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8.555cm" svg:height="12.617cm" xlink:href=".." xlink:type="simple" chart:class="chart:circle" chart:style-name="ch1">
        <chart:title svg:x="7.302cm" svg:y="0.388cm" chart:style-name="ch2">
          <text:p>231 Closed Defects</text:p>
        </chart:title>
        <chart:legend chart:legend-position="end" svg:x="13.725cm" svg:y="3.768cm" style:legend-expansion="high" chart:style-name="ch3"/>
        <chart:plot-area chart:style-name="ch4" table:cell-range-address="Sheet2.A3:Sheet2.B12" chart:data-source-has-labels="column" svg:x="2.278cm" svg:y="2.549cm" svg:width="8.801cm" svg:height="8.802cm">
          <chartooo:coordinate-region svg:x="2.278cm" svg:y="1.631cm" svg:width="8.801cm" svg:height="10.639cm"/>
          <chart:axis chart:dimension="x" chart:name="primary-x" chart:style-name="ch5" chartooo:axis-type="auto">
            <chartooo:date-scale/>
            <chart:categories table:cell-range-address="Sheet2.A3:Sheet2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3:Sheet2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ix by IBM</text:p>
                <draw:g>
                  <svg:desc>Sheet2.A3:Sheet2.A12</svg:desc>
                </draw:g>
              </table:table-cell>
              <table:table-cell office:value-type="float" office:value="170">
                <text:p>170</text:p>
                <draw:g>
                  <svg:desc>Sheet2.B3:Sheet2.B12</svg:desc>
                </draw:g>
              </table:table-cell>
            </table:table-row>
            <table:table-row>
              <table:table-cell office:value-type="string">
                <text:p>Not a Bug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Will not fixed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cumented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Duplicates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Unreproducabl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ix already availabl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x by Community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ternate solution availabl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Fix by Distr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57cm" svg:height="8.566cm" xlink:href=".." xlink:type="simple" chart:class="chart:bar" chart:style-name="ch1">
        <chart:title svg:x="7.491cm" svg:y="0.008cm" chart:style-name="ch2">
          <text:p>New and Closed defects (weekly)</text:p>
        </chart:title>
        <chart:legend chart:legend-position="end" svg:x="18.047cm" svg:y="3.811cm" style:legend-expansion="high" chart:style-name="ch3"/>
        <chart:plot-area chart:style-name="ch4" table:cell-range-address="'Raw-Data'.A5:'Raw-Data'.B11 'Raw-Data'.K2:'Raw-Data'.L2 'Raw-Data'.K5:'Raw-Data'.L11" chart:data-source-has-labels="both" svg:x="1.144cm" svg:y="1.298cm" svg:width="16.208cm" svg:height="6.649cm">
          <chartooo:coordinate-region svg:x="1.765cm" svg:y="1.498cm" svg:width="15.587cm" svg:height="5.802cm"/>
          <chart:axis chart:dimension="x" chart:name="primary-x" chart:style-name="ch5" chartooo:axis-type="text">
            <chart:categories table:cell-range-address="'Raw-Data'.A5:'Raw-Data'.B11"/>
          </chart:axis>
          <chart:axis chart:dimension="y" chart:name="primary-y" chart:style-name="ch6"/>
          <chart:series chart:style-name="ch7" chart:values-cell-range-address="'Raw-Data'.K5:'Raw-Data'.K11" chart:label-cell-address="'Raw-Data'.K2:'Raw-Data'.K2" chart:class="chart:bar">
            <chart:data-point/>
            <chart:data-point chart:style-name="ch8"/>
            <chart:data-point chart:repeated="5"/>
          </chart:series>
          <chart:series chart:style-name="ch9" chart:values-cell-range-address="'Raw-Data'.L5:'Raw-Data'.L11" chart:label-cell-address="'Raw-Data'.L2:'Raw-Data'.L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  <draw:g>
                  <svg:desc>'Raw-Data'.K2:'Raw-Data'.K2</svg:desc>
                </draw:g>
              </table:table-cell>
              <table:table-cell office:value-type="string">
                <text:p>Closed Defects</text:p>
                <draw:g>
                  <svg:desc>'Raw-Data'.L2:'Raw-Data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30</text:p>
                <text:list>
                  <text:list-item>
                    <text:p/>
                  </text:list-item>
                  <text:list-item>
                    <text:p>11/30</text:p>
                  </text:list-item>
                </text:list>
                <draw:g>
                  <svg:desc>'Raw-Data'.A5:'Raw-Data'.B11</svg:desc>
                </draw:g>
              </table:table-cell>
              <table:table-cell office:value-type="float" office:value="5">
                <text:p>5</text:p>
                <draw:g>
                  <svg:desc>'Raw-Data'.K5:'Raw-Data'.K11</svg:desc>
                </draw:g>
              </table:table-cell>
              <table:table-cell office:value-type="float" office:value="11">
                <text:p>11</text:p>
                <draw:g>
                  <svg:desc>'Raw-Data'.L5:'Raw-Data'.L11</svg:desc>
                </draw:g>
              </table:table-cell>
            </table:table-row>
            <table:table-row>
              <table:table-cell office:value-type="string">
                <text:p>12/07</text:p>
                <text:list>
                  <text:list-item>
                    <text:p/>
                  </text:list-item>
                  <text:list-item>
                    <text:p>12/07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4</text:p>
                <text:list>
                  <text:list-item>
                    <text:p/>
                  </text:list-item>
                  <text:list-item>
                    <text:p>12/14</text:p>
                  </text:list-item>
                </text:list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/21</text:p>
                <text:list>
                  <text:list-item>
                    <text:p/>
                  </text:list-item>
                  <text:list-item>
                    <text:p>12/21</text:p>
                  </text:list-item>
                </text:list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/28</text:p>
                <text:list>
                  <text:list-item>
                    <text:p/>
                  </text:list-item>
                  <text:list-item>
                    <text:p>12/28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1/04</text:p>
                <text:list>
                  <text:list-item>
                    <text:p/>
                  </text:list-item>
                  <text:list-item>
                    <text:p>01/04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1/11</text:p>
                <text:list>
                  <text:list-item>
                    <text:p/>
                  </text:list-item>
                  <text:list-item>
                    <text:p>01/11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709cm" svg:height="12.793cm" xlink:href=".." xlink:type="simple" chart:class="chart:bar" chart:column-mapping="3 2 1 0" chart:style-name="ch1">
        <chart:title svg:x="5.604cm" svg:y="0.551cm" chart:style-name="ch2">
          <text:p>Open Defect by Severity (weekly)</text:p>
        </chart:title>
        <chart:legend chart:legend-position="end" svg:x="14.274cm" svg:y="5.089cm" style:legend-expansion="high" chart:style-name="ch3"/>
        <chart:plot-area chart:style-name="ch4" table:cell-range-address="'Raw-Data'.B3:'Raw-Data'.B13 'Raw-Data'.N2:'Raw-Data'.R11 'Raw-Data'.S2:'Raw-Data'.S13" chart:data-source-has-labels="both" svg:x="0.804cm" svg:y="1.935cm" svg:width="12.762cm" svg:height="10.183cm">
          <chartooo:coordinate-region svg:x="1.425cm" svg:y="2.134cm" svg:width="12.141cm" svg:height="9.337cm"/>
          <chart:axis chart:dimension="x" chart:name="primary-x" chart:style-name="ch5" chartooo:axis-type="auto">
            <chartooo:date-scale/>
            <chart:categories table:cell-range-address="'Raw-Data'.B3:'Raw-Data'.B13"/>
          </chart:axis>
          <chart:axis chart:dimension="y" chart:name="primary-y" chart:style-name="ch6"/>
          <chart:series chart:style-name="ch7" chart:values-cell-range-address="'Raw-Data'.R3:'Raw-Data'.R11" chart:label-cell-address="'Raw-Data'.R2:'Raw-Data'.R2" chart:class="chart:bar">
            <chart:data-point chart:repeated="9"/>
          </chart:series>
          <chart:series chart:style-name="ch8" chart:values-cell-range-address="'Raw-Data'.Q3:'Raw-Data'.Q11" chart:label-cell-address="'Raw-Data'.Q2:'Raw-Data'.Q2" chart:class="chart:bar">
            <chart:data-point chart:style-name="ch9"/>
            <chart:data-point chart:repeated="8"/>
          </chart:series>
          <chart:series chart:style-name="ch10" chart:values-cell-range-address="'Raw-Data'.P3:'Raw-Data'.P11" chart:label-cell-address="'Raw-Data'.P2:'Raw-Data'.P2" chart:class="chart:bar">
            <chart:data-point chart:repeated="9"/>
          </chart:series>
          <chart:series chart:style-name="ch11" chart:values-cell-range-address="'Raw-Data'.O3:'Raw-Data'.O11" chart:label-cell-address="'Raw-Data'.O2:'Raw-Data'.O2" chart:class="chart:bar">
            <chart:data-point chart:repeated="9"/>
          </chart:series>
          <chart:series chart:style-name="ch12" chart:values-cell-range-address="'Raw-Data'.N3:'Raw-Data'.N11" chart:label-cell-address="'Raw-Data'.N2:'Raw-Data'.N2" chart:class="chart:bar">
            <chart:data-point chart:repeated="9"/>
          </chart:series>
          <chart:series chart:style-name="ch13" chart:values-cell-range-address="'Raw-Data'.S3:'Raw-Data'.S13" chart:label-cell-address="'Raw-Data'.S2:'Raw-Data'.S2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'Raw-Data'.R2:'Raw-Data'.R2</svg:desc>
                </draw:g>
              </table:table-cell>
              <table:table-cell office:value-type="string">
                <text:p>Nomal</text:p>
                <draw:g>
                  <svg:desc>'Raw-Data'.Q2:'Raw-Data'.Q2</svg:desc>
                </draw:g>
              </table:table-cell>
              <table:table-cell office:value-type="string">
                <text:p>High</text:p>
                <draw:g>
                  <svg:desc>'Raw-Data'.P2:'Raw-Data'.P2</svg:desc>
                </draw:g>
              </table:table-cell>
              <table:table-cell office:value-type="string">
                <text:p>Ship Issue</text:p>
                <draw:g>
                  <svg:desc>'Raw-Data'.O2:'Raw-Data'.O2</svg:desc>
                </draw:g>
              </table:table-cell>
              <table:table-cell office:value-type="string">
                <text:p>Block</text:p>
                <draw:g>
                  <svg:desc>'Raw-Data'.N2:'Raw-Data'.N2</svg:desc>
                </draw:g>
              </table:table-cell>
              <table:table-cell office:value-type="string">
                <text:p>All Open</text:p>
                <draw:g>
                  <svg:desc>'Raw-Data'.S2:'Raw-Data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1/16</text:p>
                <draw:g>
                  <svg:desc>'Raw-Data'.B3:'Raw-Data'.B13</svg:desc>
                </draw:g>
              </table:table-cell>
              <table:table-cell office:value-type="float" office:value="NaN">
                <text:p>NaN</text:p>
                <draw:g>
                  <svg:desc>'Raw-Data'.R3:'Raw-Data'.R11</svg:desc>
                </draw:g>
              </table:table-cell>
              <table:table-cell office:value-type="float" office:value="71">
                <text:p>71</text:p>
                <draw:g>
                  <svg:desc>'Raw-Data'.Q3:'Raw-Data'.Q11</svg:desc>
                </draw:g>
              </table:table-cell>
              <table:table-cell office:value-type="float" office:value="NaN">
                <text:p>NaN</text:p>
                <draw:g>
                  <svg:desc>'Raw-Data'.P3:'Raw-Data'.P11</svg:desc>
                </draw:g>
              </table:table-cell>
              <table:table-cell office:value-type="float" office:value="NaN">
                <text:p>NaN</text:p>
                <draw:g>
                  <svg:desc>'Raw-Data'.O3:'Raw-Data'.O11</svg:desc>
                </draw:g>
              </table:table-cell>
              <table:table-cell office:value-type="float" office:value="NaN">
                <text:p>NaN</text:p>
                <draw:g>
                  <svg:desc>'Raw-Data'.N3:'Raw-Data'.N11</svg:desc>
                </draw:g>
              </table:table-cell>
              <table:table-cell office:value-type="float" office:value="71">
                <text:p>71</text:p>
                <draw:g>
                  <svg:desc>'Raw-Data'.S3:'Raw-Data'.S13</svg:desc>
                </draw:g>
              </table:table-cell>
            </table:table-row>
            <table:table-row>
              <table:table-cell office:value-type="string">
                <text:p>11/23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/3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/07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/14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/21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/28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1/11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1/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